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49mm"/>
    </style:style>
    <style:style style:name="co2" style:family="table-column">
      <style:table-column-properties fo:break-before="auto" style:column-width="90.21mm"/>
    </style:style>
    <style:style style:name="co3" style:family="table-column">
      <style:table-column-properties fo:break-before="auto" style:column-width="45.42mm"/>
    </style:style>
    <style:style style:name="co4" style:family="table-column">
      <style:table-column-properties fo:break-before="auto" style:column-width="113.12mm"/>
    </style:style>
    <style:style style:name="co5" style:family="table-column">
      <style:table-column-properties fo:break-before="auto" style:column-width="32.47mm"/>
    </style:style>
    <style:style style:name="co6" style:family="table-column">
      <style:table-column-properties fo:break-before="auto" style:column-width="73.85mm"/>
    </style:style>
    <style:style style:name="co7" style:family="table-column">
      <style:table-column-properties fo:break-before="auto" style:column-width="46.69mm"/>
    </style:style>
    <style:style style:name="co8" style:family="table-column">
      <style:table-column-properties fo:break-before="auto" style:column-width="30.76mm"/>
    </style:style>
    <style:style style:name="co9" style:family="table-column">
      <style:table-column-properties fo:break-before="auto" style:column-width="27.8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3.28mm" fo:break-before="auto" style:use-optimal-row-height="true"/>
    </style:style>
    <style:style style:name="ro3" style:family="table-row">
      <style:table-row-properties style:row-height="11.85mm" fo:break-before="auto" style:use-optimal-row-height="true"/>
    </style:style>
    <style:style style:name="ro4" style:family="table-row">
      <style:table-row-properties style:row-height="15.66mm" fo:break-before="auto" style:use-optimal-row-height="true"/>
    </style:style>
    <style:style style:name="ro5" style:family="table-row">
      <style:table-row-properties style:row-height="8.04mm" fo:break-before="auto" style:use-optimal-row-height="true"/>
    </style:style>
    <style:style style:name="ro6" style:family="table-row">
      <style:table-row-properties style:row-height="76.84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none" fo:border-left="0.06pt solid #000000" fo:border-right="none" fo:border-top="0.06pt solid #000000"/>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none" fo:border-left="none" fo:border-right="none" fo:border-top="0.06pt solid #000000"/>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none" fo:border-right="0.06pt solid #000000" fo:border-top="0.06pt solid #000000"/>
      <style:text-properties fo:font-style="italic" fo:font-weight="bold" style:font-style-asian="italic" style:font-weight-asian="bold" style:font-style-complex="italic" style:font-weight-complex="bold"/>
    </style:style>
    <style:style style:name="ce12" style:family="table-cell" style:parent-style-name="Default" style:data-style-name="N11">
      <style:table-cell-properties fo:border-bottom="none" fo:border-left="none" fo:border-right="0.06pt solid #000000" fo:border-top="none"/>
    </style:style>
    <style:style style:name="ce13" style:family="table-cell" style:parent-style-name="Default">
      <style:table-cell-properties fo:border-bottom="none" fo:border-left="none" fo:border-right="0.06pt solid #000000" fo:border-top="none"/>
    </style:style>
    <style:style style:name="ce14" style:family="table-cell" style:parent-style-name="Default">
      <style:table-cell-properties fo:border-bottom="0.06pt solid #000000" fo:border-left="none" fo:border-right="0.06pt solid #000000" fo:border-top="none"/>
    </style:style>
    <style:style style:name="ce15" style:family="table-cell" style:parent-style-name="Default" style:data-style-name="N11">
      <style:table-cell-properties fo:border-bottom="none" fo:border-left="none" fo:border-right="0.06pt solid #000000" fo:border-top="0.06pt solid #000000"/>
    </style:style>
    <style:style style:name="ce30" style:family="table-cell" style:parent-style-name="Default" style:data-style-name="N11">
      <style:table-cell-properties fo:border="0.06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https://plus.maths.org/MI/380b25d1a42724ce7aa72dbf8d1146ea/images/img-0001.png" draw:style-name="gr1" draw:text-style-name="P1" svg:width="20.31mm" svg:height="7.19mm" svg:x="330.65mm" svg:y="27.09mm">
            <draw:image xlink:href="https://plus.maths.org/MI/380b25d1a42724ce7aa72dbf8d1146ea/images/img-0001.png" xlink:type="simple" xlink:show="embed" xlink:actuate="onLoad">
              <text:p/>
            </draw:image>
          </draw:frame>
          <draw:frame draw:z-index="1" draw:name="https://plus.maths.org/MI/380b25d1a42724ce7aa72dbf8d1146ea/images/img-0002.png" draw:style-name="gr1" draw:text-style-name="P1" svg:width="5.07mm" svg:height="2.74mm" svg:x="217.54mm" svg:y="31.6mm">
            <draw:image xlink:href="https://plus.maths.org/MI/380b25d1a42724ce7aa72dbf8d1146ea/images/img-0002.png" xlink:type="simple" xlink:show="embed" xlink:actuate="onLoad">
              <text:p/>
            </draw:image>
          </draw:frame>
          <draw:frame draw:z-index="2" draw:name="https://plus.maths.org/MI/380b25d1a42724ce7aa72dbf8d1146ea/images/img-0003.png" draw:style-name="gr1" draw:text-style-name="P1" svg:width="3.8mm" svg:height="2.32mm" svg:x="222.62mm" svg:y="31.6mm">
            <draw:image xlink:href="https://plus.maths.org/MI/380b25d1a42724ce7aa72dbf8d1146ea/images/img-0003.png" xlink:type="simple" xlink:show="embed" xlink:actuate="onLoad">
              <text:p/>
            </draw:image>
          </draw:frame>
          <draw:frame draw:z-index="3" draw:name="https://plus.maths.org/MI/380b25d1a42724ce7aa72dbf8d1146ea/images/img-0004.png" draw:style-name="gr1" draw:text-style-name="P1" svg:width="1.47mm" svg:height="1.47mm" svg:x="226.43mm" svg:y="31.6mm">
            <draw:image xlink:href="https://plus.maths.org/MI/380b25d1a42724ce7aa72dbf8d1146ea/images/img-0004.png" xlink:type="simple" xlink:show="embed" xlink:actuate="onLoad">
              <text:p/>
            </draw:image>
          </draw:frame>
          <draw:frame draw:z-index="4" draw:name="https://plus.maths.org/issue51/features/maldacena/gravity.jpg" draw:style-name="gr1" draw:text-style-name="P1" svg:width="84.66mm" svg:height="62.22mm" svg:x="217.54mm" svg:y="36.12mm">
            <draw:image xlink:href="https://plus.maths.org/issue51/features/maldacena/gravity.jpg" xlink:type="simple" xlink:show="embed" xlink:actuate="onLoad">
              <text:p/>
            </draw:image>
          </draw:frame>
        </table:shapes>
        <table:table-column table:style-name="co1" table:default-cell-style-name="ce3"/>
        <table:table-column table:style-name="co2" table:default-cell-style-name="Default"/>
        <table:table-column table:style-name="co3" table:number-columns-repeated="2" table:default-cell-style-name="Default"/>
        <table:table-column table:style-name="co4" table:default-cell-style-name="ce8"/>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3"/>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1" office:value-type="string" calcext:value-type="string">
            <text:p>CERTAINTY</text:p>
          </table:table-cell>
        </table:table-row>
        <table:table-row table:style-name="ro2">
          <table:table-cell office:value-type="string" calcext:value-type="string">
            <text:p><text:a xlink:href="https://plus.maths.org/content/what-black-hole-part-2" xlink:type="simple">https://plus.maths.org/content/what-black-hole-part-2</text:a></text:p>
          </table:table-cell>
          <table:table-cell office:value-type="string" calcext:value-type="string">
            <text:p>Mathematics online magazine</text:p>
          </table:table-cell>
          <table:table-cell office:value-type="string" calcext:value-type="string">
            <text:p>Interview</text:p>
          </table:table-cell>
          <table:table-cell office:value-type="string" calcext:value-type="string">
            <text:p>Plus</text:p>
          </table:table-cell>
          <table:table-cell office:value-type="string" calcext:value-type="string">
            <text:p>Einstein published his [general theory of relativity] in late 1915, and only a few months later, in early 1916, <text:a xlink:href="http://www-history.mcs.st-andrews.ac.uk/Biographies/Schwarzschild.html" xlink:type="simple">[Karl] Schwarzschild</text:a> found the first solution of the Einstein equations. [By solution we mean some values for the variables describing the curvature of spacetime and the distribution of matter that satisfy the Einstein equations.] [This solution] describes the gravitational field of a spherically-symmetric body: a black hole.</text:p>
          </table:table-cell>
          <table:table-cell office:value-type="string" calcext:value-type="string">
            <text:p>english</text:p>
          </table:table-cell>
          <table:table-cell office:value-type="string" calcext:value-type="string">
            <text:p>black holes are mathematically legitimate according to Einstein’s theory</text:p>
          </table:table-cell>
          <table:table-cell office:value-type="string" calcext:value-type="string">
            <text:p>english</text:p>
          </table:table-cell>
          <table:table-cell office:value-type="string" calcext:value-type="string">
            <text:p>reliable</text:p>
          </table:table-cell>
          <table:table-cell/>
          <table:table-cell table:style-name="ce12" office:value-type="percentage" office:value="1" calcext:value-type="percentage">
            <text:p>100.00%</text:p>
          </table:table-cell>
        </table:table-row>
        <table:table-row table:style-name="ro2">
          <table:table-cell table:number-columns-repeated="4"/>
          <table:table-cell office:value-type="string" calcext:value-type="string">
            <text:p>At that time it wasn't understood that that solution corresponded to a black hole. In fact even in the 30s the greatest minds of that time, [including] Einstein himself, despised the idea of a black hole because it contained a singularity, namely a place where curvature is so large that even general relativity breaks down. It took nearly 50 years to really understand what a black hole is, and this was done only in the 1960s.</text:p>
          </table:table-cell>
          <table:table-cell table:number-columns-repeated="6"/>
        </table:table-row>
        <table:table-row table:style-name="ro3">
          <table:table-cell table:number-columns-repeated="4"/>
          <table:table-cell table:style-name="ce9" office:value-type="string" calcext:value-type="string">
            <text:p>General relativity asserts that massive objects curve spacetime (see <text:a xlink:href="https://plus.maths.org/content/einstein-and-relativity-part-ii" xlink:type="simple">here</text:a> to find out more). How do black holes affect the curvature of spacetime?</text:p>
          </table:table-cell>
          <table:table-cell table:number-columns-repeated="6"/>
        </table:table-row>
        <table:table-row table:style-name="ro4">
          <table:table-cell table:number-columns-repeated="4"/>
          <table:table-cell office:value-type="string" calcext:value-type="string">
            <text:p>The strength of the gravitational field is measured in terms of the curvature. And because black holes are very massive and they are very small, their gravity is very strong and [creates] a very large curvature of spacetime.</text:p>
          </table:table-cell>
          <table:table-cell table:number-columns-repeated="6"/>
        </table:table-row>
        <table:table-row table:style-name="ro5">
          <table:table-cell table:number-columns-repeated="4"/>
          <table:table-cell office:value-type="string" calcext:value-type="string">
            <text:p>One way to characterise the curvature is something called the Schwarzschild radius:</text:p>
          </table:table-cell>
          <table:table-cell table:number-columns-repeated="6"/>
        </table:table-row>
        <table:table-row table:style-name="ro1">
          <table:table-cell table:number-columns-repeated="4"/>
          <table:table-cell office:value-type="string" calcext:value-type="string">
            <text:p> </text:p>
          </table:table-cell>
          <table:table-cell table:style-name="ce10"/>
          <table:table-cell table:number-columns-repeated="2" table:style-name="ce8" office:value-type="string" calcext:value-type="string">
            <text:p> </text:p>
          </table:table-cell>
          <table:table-cell table:number-columns-repeated="3"/>
        </table:table-row>
        <table:table-row table:style-name="ro5">
          <table:table-cell table:number-columns-repeated="4"/>
          <table:table-cell office:value-type="string" calcext:value-type="string">
            <text:p>where  is Newton's constant [of gravity],  is mass of the object and  is speed of light.</text:p>
          </table:table-cell>
          <table:table-cell table:number-columns-repeated="6"/>
        </table:table-row>
        <table:table-row table:style-name="ro1">
          <table:table-cell table:number-columns-repeated="4"/>
          <table:table-cell office:value-type="string" calcext:value-type="string">
            <text:p>Massive bodies warp spacetime. Image courtesy <text:a xlink:href="http://www.nasa.gov/" xlink:type="simple">NASA</text:a>.</text:p>
          </table:table-cell>
          <table:table-cell table:number-columns-repeated="6"/>
        </table:table-row>
        <table:table-row table:style-name="ro4">
          <table:table-cell table:number-columns-repeated="4"/>
          <table:table-cell office:value-type="string" calcext:value-type="string">
            <text:p>The Schwarzschild radius is, more or less, the size that a given object, with a given mass, should have in order for it to be a black hole. For instance, if we managed to concentrate all the mass of the Earth into a sphere of a radius of a few centimetres, then that object would be a black hole.</text:p>
          </table:table-cell>
          <table:table-cell table:number-columns-repeated="6"/>
        </table:table-row>
        <table:table-row table:style-name="ro2">
          <table:table-cell table:number-columns-repeated="4"/>
          <table:table-cell office:value-type="string" calcext:value-type="string">
            <text:p>Of course we know that this cannot happen because there are other forces in nature which prevent it, but in other circumstances it can happen. For example, when very massive stars run out of nuclear fuel, they cool down and they collapse, and at some point they become small enough so that the whole mass fits within a Schwarzschild radius – therefore they form a black hole.</text:p>
          </table:table-cell>
          <table:table-cell table:number-columns-repeated="6"/>
        </table:table-row>
        <table:table-row table:style-name="ro1">
          <table:table-cell table:style-name="ce4"/>
          <table:table-cell table:style-name="ce6" table:number-columns-repeated="7"/>
          <table:table-cell table:style-name="ce6" office:value-type="string" calcext:value-type="string">
            <text:p><text:s/></text:p>
          </table:table-cell>
          <table:table-cell table:style-name="ce6"/>
          <table:table-cell table:style-name="ce14"/>
        </table:table-row>
        <table:table-row table:style-name="ro1">
          <table:table-cell table:style-name="ce5" office:value-type="string" calcext:value-type="string">
            <text:p>https://www.nasa.gov/pdf/377674main_Black_Hole_Math.pdf</text:p>
          </table:table-cell>
          <table:table-cell table:style-name="ce7" office:value-type="string" calcext:value-type="string">
            <text:p>Nasa educational website</text:p>
          </table:table-cell>
          <table:table-cell table:style-name="ce7" office:value-type="string" calcext:value-type="string">
            <text:p>Black Holes Math’s book</text:p>
          </table:table-cell>
          <table:table-cell table:style-name="ce7" office:value-type="string" calcext:value-type="string">
            <text:p>NASA</text:p>
          </table:table-cell>
          <table:table-cell table:style-name="ce7"/>
          <table:table-cell table:style-name="ce7" office:value-type="string" calcext:value-type="string">
            <text:p>english</text:p>
          </table:table-cell>
          <table:table-cell table:style-name="ce7" office:value-type="string" calcext:value-type="string">
            <text:p>black holes are mathematically legitimate according to Einstein’s theory</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15" office:value-type="percentage" office:value="1" calcext:value-type="percentage">
            <text:p>100.00%</text:p>
          </table:table-cell>
        </table:table-row>
        <table:table-row table:style-name="ro6">
          <table:table-cell table:style-name="ce4"/>
          <table:table-cell table:style-name="ce6" table:number-columns-repeated="3"/>
          <table:table-cell table:style-name="ce6" office:value-type="string" calcext:value-type="string">
            <text:p>Once Albert Einstein had completed developing his Theory of General Relativity in 1915, the</text:p>
            <text:p>behavior of matter and light in the presence of intense gravitational fields was revisited. This time,</text:p>
            <text:p>Newton's basic ideas had to be extended to include situations in which time and space could be</text:p>
            <text:p>greatly distorted. There was an intense effort by mathematicians and physicists to investigate all</text:p>
            <text:p>of the logical consequences of Einstein's new theory of gravity and space. It took less than a year</text:p>
            <text:p>before one of the simplest kinds of bodies was thoroughly investigated through complex</text:p>
            <text:p>mathematical calculations.</text:p>
            <text:p>The German mathematician Karl Schwarzschild investigated what would happen if all the matter</text:p>
            <text:p>in a body were concentrated at a mathematical point. In Newtonian physics, we call this the center</text:p>
            <text:p>of mass of the body. Schwarzschild chose a particularly simple body: one that was a perfect</text:p>
            <text:p>sphere and not rotating at all. Mathematicians such as Roy Kerr, Hans Reissner, and Gunnar</text:p>
            <text:p>Nordstrom would later work out the mathematical details for other kinds of black holes.</text:p>
            <text:p>Schwarzschild black holes are actually very simple. Mathematicians even call them elegant</text:p>
            <text:p>because their mathematics is so compact, exact, and beautiful. They have a geometric feature</text:p>
            <text:p>called an “event horizon” (Problem 1) that mathematically distinguishes the inside of the black</text:p>
            <text:p>hole from the outside. These two regions have very different geometric properties for the way that</text:p>
            <text:p>space and time behave. The world outside the event horizon is where we live and contains our</text:p>
            <text:p>universe, but inside the event horizon, space and time behave in very different ways entirely</text:p>
            <text:p>(Problem 9). Once inside, matter and light cannot get back out into the rest of the universe. This</text:p>
            <text:p>horizon has nothing to do, however, with the Newtonian idea of an escape velocity. </text:p>
          </table:table-cell>
          <table:table-cell table:style-name="ce6" table:number-columns-repeated="5"/>
          <table:table-cell table:style-name="ce14"/>
        </table:table-row>
        <table:table-row table:style-name="ro3">
          <table:table-cell table:style-name="ce5" office:value-type="string" calcext:value-type="string">
            <text:p>https://phys.org/news/2014-09-black-holes.html</text:p>
          </table:table-cell>
          <table:table-cell table:style-name="ce7" office:value-type="string" calcext:value-type="string">
            <text:p>Science website</text:p>
          </table:table-cell>
          <table:table-cell table:style-name="ce7" office:value-type="string" calcext:value-type="string">
            <text:p>article</text:p>
          </table:table-cell>
          <table:table-cell table:style-name="ce7" office:value-type="string" calcext:value-type="string">
            <text:p>Phys.org</text:p>
          </table:table-cell>
          <table:table-cell table:style-name="ce23" office:value-type="string" calcext:value-type="string">
            <text:p>in her new work, Mersini-Houghton shows that by giving off this radiation, the star also sheds mass. So much so that as it shrinks it no longer has the density to become a black hole.</text:p>
          </table:table-cell>
          <table:table-cell table:style-name="ce7" office:value-type="string" calcext:value-type="string">
            <text:p>english</text:p>
          </table:table-cell>
          <table:table-cell table:style-name="ce7" office:value-type="string" calcext:value-type="string">
            <text:p>black holes are mathematically legitimate according to Einstein’s theory</text:p>
          </table:table-cell>
          <table:table-cell table:style-name="ce7" office:value-type="string" calcext:value-type="string">
            <text:p>english</text:p>
          </table:table-cell>
          <table:table-cell table:style-name="ce7" office:value-type="string" calcext:value-type="string">
            <text:p>not reliable</text:p>
          </table:table-cell>
          <table:table-cell table:style-name="ce7"/>
          <table:table-cell table:style-name="ce30" office:value-type="percentage" office:value="0.5" calcext:value-type="percentage">
            <text:p>50.00%</text:p>
          </table:table-cell>
        </table:table-row>
        <table:table-row table:style-name="ro4">
          <table:table-cell table:number-columns-repeated="4"/>
          <table:table-cell office:value-type="string" calcext:value-type="string">
            <text:p>Before a black hole can form, the dying star swells one last time and then explodes. A singularity never forms and neither does an <text:a xlink:href="https://phys.org/tags/event+horizon/" xlink:type="simple">event horizon</text:a>. The take home message of her work is clear: there is no such thing as a black hole.</text:p>
          </table:table-cell>
          <table:table-cell table:number-columns-repeated="6"/>
        </table:table-row>
        <table:table-row table:style-name="ro1">
          <table:table-cell table:number-columns-repeated="4"/>
          <table:table-cell office:value-type="string" calcext:value-type="string">
            <text:p>Read more at: <text:a xlink:href="https://phys.org/news/2014-09-black-holes.html#jCp" xlink:type="simple">https://phys.org/news/2014-09-black-holes.html#jCp</text:a> </text:p>
          </table:table-cell>
          <table:table-cell table:number-columns-repeated="6"/>
        </table:table-row>
        <table:table-row table:style-name="ro1" table:number-rows-repeated="2">
          <table:table-cell table:number-columns-repeated="4"/>
          <table:table-cell table:style-name="Default"/>
          <table:table-cell table:number-columns-repeated="6"/>
        </table:table-row>
        <table:table-row table:style-name="ro1">
          <table:table-cell table:style-name="ce4"/>
          <table:table-cell table:style-name="ce6" table:number-columns-repeated="9"/>
          <table:table-cell table:style-name="ce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2:48:40.5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4-25T13:00:37.282000000</dc:date>
    <meta:editing-duration>PT7M33S</meta:editing-duration>
    <meta:editing-cycles>3</meta:editing-cycles>
    <meta:generator>LibreOffice/5.3.2.2$Windows_x86 LibreOffice_project/6cd4f1ef626f15116896b1d8e1398b56da0d0ee1</meta:generator>
    <meta:document-statistic meta:table-count="1" meta:cell-count="55" meta:object-count="5"/>
  </office:meta>
</office:document-meta>
</file>